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a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cale</text:h>
                    <text:list>
                        <text:list-item>
                            <text:h text:style-name="Heading_20_2" text:outline-level="2">Description</text:h>
                        </text:list-item>
                    </text:list>
                </text:list-item>
            </text:list>

            <text:p text:style-name="Standard">Scale allows you to have a linear scale with ranges and sections with custom styling.</text:p><text:p text:style-name="Standard">More info (<text:a xlink:type="simple" xlink:href="https://docs.lvgl.io/master/widgets/scale.html" text:style-name="Internet_20_link" text:visited-style-name="Visited_20_Internet_20_Link">link</text:a>)</text:p>

            
                <text:list xml:id="list_Scale2" text:continue-numbering="true" text:continue-list="list_Sca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ale4" text:continue-numbering="true" text:style-name="Outline">
                                                <text:list-item>
                                                    <text:list>
                                                        <text:list-item>
                                                            <text:list>
                                                                <text:list-item>
                                                                    <text:h text:style-name="Heading_20_3" text:outline-level="3">
                                                                        Scale mode
                                                                        <text:s text:c="4"/>
                                                                        <text:span text:style-name="T2">Enum</text:span>
                                                                    </text:h>
                                                                </text:list-item>
                                                            </text:list>
                                                        </text:list-item>
                                                    </text:list>
                                                </text:list-item>
                                            </text:list>
                                            <text:p text:style-name="Standard">Defines position and orientation of the scale.</text:p>,
                                            <text:list xml:id="list_Scale5" text:continue-numbering="true" text:continue-list="list_Scale4" text:style-name="Outline">
                                                <text:list-item>
                                                    <text:list>
                                                        <text:list-item>
                                                            <text:list>
                                                                <text:list-item>
                                                                    <text:h text:style-name="Heading_20_3" text:outline-level="3">
                                                                        Min value
                                                                        <text:s text:c="4"/>
                                                                        <text:span text:style-name="T2">EXPRESSION (integer)</text:span>
                                                                    </text:h>
                                                                </text:list-item>
                                                            </text:list>
                                                        </text:list-item>
                                                    </text:list>
                                                </text:list-item>
                                            </text:list>
                                            <text:p text:style-name="Standard">The minimum value of the scale range.</text:p>,
                                            <text:list xml:id="list_Scale6" text:continue-numbering="true" text:continue-list="list_Scale5" text:style-name="Outline">
                                                <text:list-item>
                                                    <text:list>
                                                        <text:list-item>
                                                            <text:list>
                                                                <text:list-item>
                                                                    <text:h text:style-name="Heading_20_3" text:outline-level="3">
                                                                        Min value type
                                                                        <text:s text:c="4"/>
                                                                        <text:span text:style-name="T2">Enum</text:span>
                                                                    </text:h>
                                                                </text:list-item>
                                                            </text:list>
                                                        </text:list-item>
                                                    </text:list>
                                                </text:list-item>
                                            </text:list>
                                            <text:p text:style-name="Standard">Defines whether the <text:span text:style-name="backtick">Min value</text:span> will be given as a Literal or as an Expression.</text:p>,
                                            <text:list xml:id="list_Scale7" text:continue-numbering="true" text:continue-list="list_Scale6" text:style-name="Outline">
                                                <text:list-item>
                                                    <text:list>
                                                        <text:list-item>
                                                            <text:list>
                                                                <text:list-item>
                                                                    <text:h text:style-name="Heading_20_3" text:outline-level="3">
                                                                        Max value
                                                                        <text:s text:c="4"/>
                                                                        <text:span text:style-name="T2">EXPRESSION (integer)</text:span>
                                                                    </text:h>
                                                                </text:list-item>
                                                            </text:list>
                                                        </text:list-item>
                                                    </text:list>
                                                </text:list-item>
                                            </text:list>
                                            <text:p text:style-name="Standard">The maximum value of the scale range.</text:p>,
                                            <text:list xml:id="list_Scale8" text:continue-numbering="true" text:continue-list="list_Scale7" text:style-name="Outline">
                                                <text:list-item>
                                                    <text:list>
                                                        <text:list-item>
                                                            <text:list>
                                                                <text:list-item>
                                                                    <text:h text:style-name="Heading_20_3" text:outline-level="3">
                                                                        Max value type
                                                                        <text:s text:c="4"/>
                                                                        <text:span text:style-name="T2">Enum</text:span>
                                                                    </text:h>
                                                                </text:list-item>
                                                            </text:list>
                                                        </text:list-item>
                                                    </text:list>
                                                </text:list-item>
                                            </text:list>
                                            <text:p text:style-name="Standard">Defines whether the <text:span text:style-name="backtick">Max value</text:span> will be given as a Literal or as an Expression.</text:p>,
                                            <text:list xml:id="list_Scale9" text:continue-numbering="true" text:continue-list="list_Scale8" text:style-name="Outline">
                                                <text:list-item>
                                                    <text:list>
                                                        <text:list-item>
                                                            <text:list>
                                                                <text:list-item>
                                                                    <text:h text:style-name="Heading_20_3" text:outline-level="3">
                                                                        Angle range
                                                                        <text:s text:c="4"/>
                                                                        <text:span text:style-name="T2">Number</text:span>
                                                                    </text:h>
                                                                </text:list-item>
                                                            </text:list>
                                                        </text:list-item>
                                                    </text:list>
                                                </text:list-item>
                                            </text:list>
                                            <text:p text:style-name="Standard">The angular span of the scale in degrees. For example, <text:span text:style-name="backtick">270</text:span> means the scale spans 270 degrees.</text:p>,
                                            <text:list xml:id="list_Scale10" text:continue-numbering="true" text:continue-list="list_Scale9" text:style-name="Outline">
                                                <text:list-item>
                                                    <text:list>
                                                        <text:list-item>
                                                            <text:list>
                                                                <text:list-item>
                                                                    <text:h text:style-name="Heading_20_3" text:outline-level="3">
                                                                        Rotation
                                                                        <text:s text:c="4"/>
                                                                        <text:span text:style-name="T2">EXPRESSION (integer)</text:span>
                                                                    </text:h>
                                                                </text:list-item>
                                                            </text:list>
                                                        </text:list-item>
                                                    </text:list>
                                                </text:list-item>
                                            </text:list>
                                            <text:p text:style-name="Standard">An offset to the 0 degree position, in degrees.</text:p>,
                                            <text:list xml:id="list_Scale11" text:continue-numbering="true" text:continue-list="list_Scale10" text:style-name="Outline">
                                                <text:list-item>
                                                    <text:list>
                                                        <text:list-item>
                                                            <text:list>
                                                                <text:list-item>
                                                                    <text:h text:style-name="Heading_20_3" text:outline-level="3">
                                                                        Rotation type
                                                                        <text:s text:c="4"/>
                                                                        <text:span text:style-name="T2">Enum</text:span>
                                                                    </text:h>
                                                                </text:list-item>
                                                            </text:list>
                                                        </text:list-item>
                                                    </text:list>
                                                </text:list-item>
                                            </text:list>
                                            <text:p text:style-name="Standard">Defines whether the <text:span text:style-name="backtick">Rotation</text:span> will be given as a Literal or as an Expression.</text:p>,
                                            <text:list xml:id="list_Scale12" text:continue-numbering="true" text:continue-list="list_Scale11" text:style-name="Outline">
                                                <text:list-item>
                                                    <text:list>
                                                        <text:list-item>
                                                            <text:list>
                                                                <text:list-item>
                                                                    <text:h text:style-name="Heading_20_3" text:outline-level="3">
                                                                        Total tick count
                                                                        <text:s text:c="4"/>
                                                                        <text:span text:style-name="T2">Number</text:span>
                                                                    </text:h>
                                                                </text:list-item>
                                                            </text:list>
                                                        </text:list-item>
                                                    </text:list>
                                                </text:list-item>
                                            </text:list>
                                            <text:p text:style-name="Standard">Set the number of total ticks.</text:p>,
                                            <text:list xml:id="list_Scale13" text:continue-numbering="true" text:continue-list="list_Scale12" text:style-name="Outline">
                                                <text:list-item>
                                                    <text:list>
                                                        <text:list-item>
                                                            <text:list>
                                                                <text:list-item>
                                                                    <text:h text:style-name="Heading_20_3" text:outline-level="3">
                                                                        Major tick every
                                                                        <text:s text:c="4"/>
                                                                        <text:span text:style-name="T2">Number</text:span>
                                                                    </text:h>
                                                                </text:list-item>
                                                            </text:list>
                                                        </text:list-item>
                                                    </text:list>
                                                </text:list-item>
                                            </text:list>
                                            <text:p text:style-name="Standard">Configure the major tick being every Nth ticks.</text:p>,
                                            <text:list xml:id="list_Scale14" text:continue-numbering="true" text:continue-list="list_Scale13" text:style-name="Outline">
                                                <text:list-item>
                                                    <text:list>
                                                        <text:list-item>
                                                            <text:list>
                                                                <text:list-item>
                                                                    <text:h text:style-name="Heading_20_3" text:outline-level="3">
                                                                        Post draw
                                                                        <text:s text:c="4"/>
                                                                        <text:span text:style-name="T2">Boolean</text:span>
                                                                    </text:h>
                                                                </text:list-item>
                                                            </text:list>
                                                        </text:list-item>
                                                    </text:list>
                                                </text:list-item>
                                            </text:list>
                                            <text:p text:style-name="Standard">If enabled, the scale is drawn after the children are drawn. This can be useful when the scale has needles as children and the scale should be drawn on top of the needles.</text:p>,
                                            <text:list xml:id="list_Scale15" text:continue-numbering="true" text:continue-list="list_Scale14" text:style-name="Outline">
                                                <text:list-item>
                                                    <text:list>
                                                        <text:list-item>
                                                            <text:list>
                                                                <text:list-item>
                                                                    <text:h text:style-name="Heading_20_3" text:outline-level="3">
                                                                        Draw ticks on top
                                                                        <text:s text:c="4"/>
                                                                        <text:span text:style-name="T2">Boolean</text:span>
                                                                    </text:h>
                                                                </text:list-item>
                                                            </text:list>
                                                        </text:list-item>
                                                    </text:list>
                                                </text:list-item>
                                            </text:list>
                                            <text:p text:style-name="Standard">If enabled, the ticks are drawn on top of the main line or arc.</text:p>,
                                            <text:list xml:id="list_Scale16" text:continue-numbering="true" text:continue-list="list_Scale15" text:style-name="Outline">
                                                <text:list-item>
                                                    <text:list>
                                                        <text:list-item>
                                                            <text:list>
                                                                <text:list-item>
                                                                    <text:h text:style-name="Heading_20_3" text:outline-level="3">
                                                                        Show labels
                                                                        <text:s text:c="4"/>
                                                                        <text:span text:style-name="T2">Boolean</text:span>
                                                                    </text:h>
                                                                </text:list-item>
                                                            </text:list>
                                                        </text:list-item>
                                                    </text:list>
                                                </text:list-item>
                                            </text:list>
                                            <text:p text:style-name="Standard">Set to true if labels should be drawn.</text:p>,
                                            <text:list xml:id="list_Scale17" text:continue-numbering="true" text:continue-list="list_Scale16" text:style-name="Outline">
                                                <text:list-item>
                                                    <text:list>
                                                        <text:list-item>
                                                            <text:list>
                                                                <text:list-item>
                                                                    <text:h text:style-name="Heading_20_3" text:outline-level="3">
                                                                        Label texts
                                                                        <text:s text:c="4"/>
                                                                        <text:span text:style-name="T2">MultilineText</text:span>
                                                                    </text:h>
                                                                </text:list-item>
                                                            </text:list>
                                                        </text:list-item>
                                                    </text:list>
                                                </text:list-item>
                                            </text:list>
                                            <text:p text:style-name="Standard">Comma-separated list of custom label texts to use instead of the auto-generated numeric labels.</text:p>,
                                            <text:list xml:id="list_Scale18" text:continue-numbering="true" text:continue-list="list_Scale17" text:style-name="Outline">
                                                <text:list-item>
                                                    <text:list>
                                                        <text:list-item>
                                                            <text:list>
                                                                <text:list-item>
                                                                    <text:h text:style-name="Heading_20_3" text:outline-level="3">
                                                                        Main styles
                                                                        <text:s text:c="4"/>
                                                                        <text:span text:style-name="T2">Any</text:span>
                                                                    </text:h>
                                                                </text:list-item>
                                                            </text:list>
                                                        </text:list-item>
                                                    </text:list>
                                                </text:list-item>
                                            </text:list>
                                            <text:p text:style-name="Standard">Section header for the main line/arc style properties.</text:p>,
                                            <text:list xml:id="list_Scale19" text:continue-numbering="true" text:continue-list="list_Scale18" text:style-name="Outline">
                                                <text:list-item>
                                                    <text:list>
                                                        <text:list-item>
                                                            <text:list>
                                                                <text:list-item>
                                                                    <text:h text:style-name="Heading_20_3" text:outline-level="3">
                                                                        Main line width
                                                                        <text:s text:c="4"/>
                                                                        <text:span text:style-name="T2">Number</text:span>
                                                                    </text:h>
                                                                </text:list-item>
                                                            </text:list>
                                                        </text:list-item>
                                                    </text:list>
                                                </text:list-item>
                                            </text:list>
                                            <text:p text:style-name="Standard">The width of the main line in pixels. Only visible for straight scale modes (<text:span text:style-name="backtick">HORIZONTAL_TOP</text:span>, <text:span text:style-name="backtick">HORIZONTAL_BOTTOM</text:span>, <text:span text:style-name="backtick">VERTICAL_LEFT</text:span>, <text:span text:style-name="backtick">VERTICAL_RIGHT</text:span>).</text:p>,
                                            <text:list xml:id="list_Scale20" text:continue-numbering="true" text:continue-list="list_Scale19" text:style-name="Outline">
                                                <text:list-item>
                                                    <text:list>
                                                        <text:list-item>
                                                            <text:list>
                                                                <text:list-item>
                                                                    <text:h text:style-name="Heading_20_3" text:outline-level="3">
                                                                        Main line color
                                                                        <text:s text:c="4"/>
                                                                        <text:span text:style-name="T2">ThemedColor</text:span>
                                                                    </text:h>
                                                                </text:list-item>
                                                            </text:list>
                                                        </text:list-item>
                                                    </text:list>
                                                </text:list-item>
                                            </text:list>
                                            <text:p text:style-name="Standard">The color of the main line. Only visible for straight scale modes.</text:p>,
                                            <text:list xml:id="list_Scale21" text:continue-numbering="true" text:continue-list="list_Scale20" text:style-name="Outline">
                                                <text:list-item>
                                                    <text:list>
                                                        <text:list-item>
                                                            <text:list>
                                                                <text:list-item>
                                                                    <text:h text:style-name="Heading_20_3" text:outline-level="3">
                                                                        Main line opacity
                                                                        <text:s text:c="4"/>
                                                                        <text:span text:style-name="T2">Number</text:span>
                                                                    </text:h>
                                                                </text:list-item>
                                                            </text:list>
                                                        </text:list-item>
                                                    </text:list>
                                                </text:list-item>
                                            </text:list>
                                            <text:p text:style-name="Standard">The opacity of the main line (0-255). Only visible for straight scale modes.</text:p>,
                                            <text:list xml:id="list_Scale22" text:continue-numbering="true" text:continue-list="list_Scale21" text:style-name="Outline">
                                                <text:list-item>
                                                    <text:list>
                                                        <text:list-item>
                                                            <text:list>
                                                                <text:list-item>
                                                                    <text:h text:style-name="Heading_20_3" text:outline-level="3">
                                                                        Main arc width
                                                                        <text:s text:c="4"/>
                                                                        <text:span text:style-name="T2">Number</text:span>
                                                                    </text:h>
                                                                </text:list-item>
                                                            </text:list>
                                                        </text:list-item>
                                                    </text:list>
                                                </text:list-item>
                                            </text:list>
                                            <text:p text:style-name="Standard">The width of the main arc in pixels. Only visible for round scale modes (<text:span text:style-name="backtick">ROUND_INNER</text:span>, <text:span text:style-name="backtick">ROUND_OUTER</text:span>).</text:p>,
                                            <text:list xml:id="list_Scale23" text:continue-numbering="true" text:continue-list="list_Scale22" text:style-name="Outline">
                                                <text:list-item>
                                                    <text:list>
                                                        <text:list-item>
                                                            <text:list>
                                                                <text:list-item>
                                                                    <text:h text:style-name="Heading_20_3" text:outline-level="3">
                                                                        Main arc color
                                                                        <text:s text:c="4"/>
                                                                        <text:span text:style-name="T2">ThemedColor</text:span>
                                                                    </text:h>
                                                                </text:list-item>
                                                            </text:list>
                                                        </text:list-item>
                                                    </text:list>
                                                </text:list-item>
                                            </text:list>
                                            <text:p text:style-name="Standard">The color of the main arc. Only visible for round scale modes.</text:p>,
                                            <text:list xml:id="list_Scale24" text:continue-numbering="true" text:continue-list="list_Scale23" text:style-name="Outline">
                                                <text:list-item>
                                                    <text:list>
                                                        <text:list-item>
                                                            <text:list>
                                                                <text:list-item>
                                                                    <text:h text:style-name="Heading_20_3" text:outline-level="3">
                                                                        Main arc opacity
                                                                        <text:s text:c="4"/>
                                                                        <text:span text:style-name="T2">Number</text:span>
                                                                    </text:h>
                                                                </text:list-item>
                                                            </text:list>
                                                        </text:list-item>
                                                    </text:list>
                                                </text:list-item>
                                            </text:list>
                                            <text:p text:style-name="Standard">The opacity of the main arc (0-255). Only visible for round scale modes.</text:p>,
                                            <text:list xml:id="list_Scale25" text:continue-numbering="true" text:continue-list="list_Scale24" text:style-name="Outline">
                                                <text:list-item>
                                                    <text:list>
                                                        <text:list-item>
                                                            <text:list>
                                                                <text:list-item>
                                                                    <text:h text:style-name="Heading_20_3" text:outline-level="3">
                                                                        Main arc rounded
                                                                        <text:s text:c="4"/>
                                                                        <text:span text:style-name="T2">Boolean</text:span>
                                                                    </text:h>
                                                                </text:list-item>
                                                            </text:list>
                                                        </text:list-item>
                                                    </text:list>
                                                </text:list-item>
                                            </text:list>
                                            <text:p text:style-name="Standard">If enabled, the ends of the main arc are rounded. Only visible for round scale modes.</text:p>,
                                            <text:list xml:id="list_Scale26" text:continue-numbering="true" text:continue-list="list_Scale25" text:style-name="Outline">
                                                <text:list-item>
                                                    <text:list>
                                                        <text:list-item>
                                                            <text:list>
                                                                <text:list-item>
                                                                    <text:h text:style-name="Heading_20_3" text:outline-level="3">
                                                                        Main arc image
                                                                        <text:s text:c="4"/>
                                                                        <text:span text:style-name="T2">ObjectReference</text:span>
                                                                    </text:h>
                                                                </text:list-item>
                                                            </text:list>
                                                        </text:list-item>
                                                    </text:list>
                                                </text:list-item>
                                            </text:list>
                                            <text:p text:style-name="Standard">A bitmap to use as the main arc image source. Only visible for round scale modes.</text:p>,
                                            <text:list xml:id="list_Scale27" text:continue-numbering="true" text:continue-list="list_Scale26" text:style-name="Outline">
                                                <text:list-item>
                                                    <text:list>
                                                        <text:list-item>
                                                            <text:list>
                                                                <text:list-item>
                                                                    <text:h text:style-name="Heading_20_3" text:outline-level="3">
                                                                        Minor ticks styles
                                                                        <text:s text:c="4"/>
                                                                        <text:span text:style-name="T2">Any</text:span>
                                                                    </text:h>
                                                                </text:list-item>
                                                            </text:list>
                                                        </text:list-item>
                                                    </text:list>
                                                </text:list-item>
                                            </text:list>
                                            <text:p text:style-name="Standard">Section header for the minor ticks style properties.</text:p>,
                                            <text:list xml:id="list_Scale28" text:continue-numbering="true" text:continue-list="list_Scale27" text:style-name="Outline">
                                                <text:list-item>
                                                    <text:list>
                                                        <text:list-item>
                                                            <text:list>
                                                                <text:list-item>
                                                                    <text:h text:style-name="Heading_20_3" text:outline-level="3">
                                                                        Minor ticks length
                                                                        <text:s text:c="4"/>
                                                                        <text:span text:style-name="T2">Number</text:span>
                                                                    </text:h>
                                                                </text:list-item>
                                                            </text:list>
                                                        </text:list-item>
                                                    </text:list>
                                                </text:list-item>
                                            </text:list>
                                            <text:p text:style-name="Standard">The length of the minor ticks in pixels.</text:p>,
                                            <text:list xml:id="list_Scale29" text:continue-numbering="true" text:continue-list="list_Scale28" text:style-name="Outline">
                                                <text:list-item>
                                                    <text:list>
                                                        <text:list-item>
                                                            <text:list>
                                                                <text:list-item>
                                                                    <text:h text:style-name="Heading_20_3" text:outline-level="3">
                                                                        Minor ticks width
                                                                        <text:s text:c="4"/>
                                                                        <text:span text:style-name="T2">Number</text:span>
                                                                    </text:h>
                                                                </text:list-item>
                                                            </text:list>
                                                        </text:list-item>
                                                    </text:list>
                                                </text:list-item>
                                            </text:list>
                                            <text:p text:style-name="Standard">The width of the minor ticks in pixels.</text:p>,
                                            <text:list xml:id="list_Scale30" text:continue-numbering="true" text:continue-list="list_Scale29" text:style-name="Outline">
                                                <text:list-item>
                                                    <text:list>
                                                        <text:list-item>
                                                            <text:list>
                                                                <text:list-item>
                                                                    <text:h text:style-name="Heading_20_3" text:outline-level="3">
                                                                        Minor ticks color
                                                                        <text:s text:c="4"/>
                                                                        <text:span text:style-name="T2">ThemedColor</text:span>
                                                                    </text:h>
                                                                </text:list-item>
                                                            </text:list>
                                                        </text:list-item>
                                                    </text:list>
                                                </text:list-item>
                                            </text:list>
                                            <text:p text:style-name="Standard">The color of the minor ticks.</text:p>,
                                            <text:list xml:id="list_Scale31" text:continue-numbering="true" text:continue-list="list_Scale30" text:style-name="Outline">
                                                <text:list-item>
                                                    <text:list>
                                                        <text:list-item>
                                                            <text:list>
                                                                <text:list-item>
                                                                    <text:h text:style-name="Heading_20_3" text:outline-level="3">
                                                                        Minor ticks opacity
                                                                        <text:s text:c="4"/>
                                                                        <text:span text:style-name="T2">Number</text:span>
                                                                    </text:h>
                                                                </text:list-item>
                                                            </text:list>
                                                        </text:list-item>
                                                    </text:list>
                                                </text:list-item>
                                            </text:list>
                                            <text:p text:style-name="Standard">The opacity of the minor ticks (0-255).</text:p>,
                                            <text:list xml:id="list_Scale32" text:continue-numbering="true" text:continue-list="list_Scale31" text:style-name="Outline">
                                                <text:list-item>
                                                    <text:list>
                                                        <text:list-item>
                                                            <text:list>
                                                                <text:list-item>
                                                                    <text:h text:style-name="Heading_20_3" text:outline-level="3">
                                                                        Major ticks styles
                                                                        <text:s text:c="4"/>
                                                                        <text:span text:style-name="T2">Any</text:span>
                                                                    </text:h>
                                                                </text:list-item>
                                                            </text:list>
                                                        </text:list-item>
                                                    </text:list>
                                                </text:list-item>
                                            </text:list>
                                            <text:p text:style-name="Standard">Section header for the major ticks style properties.</text:p>,
                                            <text:list xml:id="list_Scale33" text:continue-numbering="true" text:continue-list="list_Scale32" text:style-name="Outline">
                                                <text:list-item>
                                                    <text:list>
                                                        <text:list-item>
                                                            <text:list>
                                                                <text:list-item>
                                                                    <text:h text:style-name="Heading_20_3" text:outline-level="3">
                                                                        Major ticks length
                                                                        <text:s text:c="4"/>
                                                                        <text:span text:style-name="T2">Number</text:span>
                                                                    </text:h>
                                                                </text:list-item>
                                                            </text:list>
                                                        </text:list-item>
                                                    </text:list>
                                                </text:list-item>
                                            </text:list>
                                            <text:p text:style-name="Standard">The length of the major ticks in pixels.</text:p>,
                                            <text:list xml:id="list_Scale34" text:continue-numbering="true" text:continue-list="list_Scale33" text:style-name="Outline">
                                                <text:list-item>
                                                    <text:list>
                                                        <text:list-item>
                                                            <text:list>
                                                                <text:list-item>
                                                                    <text:h text:style-name="Heading_20_3" text:outline-level="3">
                                                                        Major ticks width
                                                                        <text:s text:c="4"/>
                                                                        <text:span text:style-name="T2">Number</text:span>
                                                                    </text:h>
                                                                </text:list-item>
                                                            </text:list>
                                                        </text:list-item>
                                                    </text:list>
                                                </text:list-item>
                                            </text:list>
                                            <text:p text:style-name="Standard">The width of the major ticks in pixels.</text:p>,
                                            <text:list xml:id="list_Scale35" text:continue-numbering="true" text:continue-list="list_Scale34" text:style-name="Outline">
                                                <text:list-item>
                                                    <text:list>
                                                        <text:list-item>
                                                            <text:list>
                                                                <text:list-item>
                                                                    <text:h text:style-name="Heading_20_3" text:outline-level="3">
                                                                        Major ticks color
                                                                        <text:s text:c="4"/>
                                                                        <text:span text:style-name="T2">ThemedColor</text:span>
                                                                    </text:h>
                                                                </text:list-item>
                                                            </text:list>
                                                        </text:list-item>
                                                    </text:list>
                                                </text:list-item>
                                            </text:list>
                                            <text:p text:style-name="Standard">The color of the major ticks.</text:p>,
                                            <text:list xml:id="list_Scale36" text:continue-numbering="true" text:continue-list="list_Scale35" text:style-name="Outline">
                                                <text:list-item>
                                                    <text:list>
                                                        <text:list-item>
                                                            <text:list>
                                                                <text:list-item>
                                                                    <text:h text:style-name="Heading_20_3" text:outline-level="3">
                                                                        Major ticks opacity
                                                                        <text:s text:c="4"/>
                                                                        <text:span text:style-name="T2">Number</text:span>
                                                                    </text:h>
                                                                </text:list-item>
                                                            </text:list>
                                                        </text:list-item>
                                                    </text:list>
                                                </text:list-item>
                                            </text:list>
                                            <text:p text:style-name="Standard">The opacity of the major ticks (0-255).</text:p>,
                                            <text:list xml:id="list_Scale37" text:continue-numbering="true" text:continue-list="list_Scale36" text:style-name="Outline">
                                                <text:list-item>
                                                    <text:list>
                                                        <text:list-item>
                                                            <text:list>
                                                                <text:list-item>
                                                                    <text:h text:style-name="Heading_20_3" text:outline-level="3">
                                                                        Labels styles
                                                                        <text:s text:c="4"/>
                                                                        <text:span text:style-name="T2">Any</text:span>
                                                                    </text:h>
                                                                </text:list-item>
                                                            </text:list>
                                                        </text:list-item>
                                                    </text:list>
                                                </text:list-item>
                                            </text:list>
                                            <text:p text:style-name="Standard">Section header for the labels style properties.</text:p>,
                                            <text:list xml:id="list_Scale38" text:continue-numbering="true" text:continue-list="list_Scale37" text:style-name="Outline">
                                                <text:list-item>
                                                    <text:list>
                                                        <text:list-item>
                                                            <text:list>
                                                                <text:list-item>
                                                                    <text:h text:style-name="Heading_20_3" text:outline-level="3">
                                                                        Labels text color
                                                                        <text:s text:c="4"/>
                                                                        <text:span text:style-name="T2">ThemedColor</text:span>
                                                                    </text:h>
                                                                </text:list-item>
                                                            </text:list>
                                                        </text:list-item>
                                                    </text:list>
                                                </text:list-item>
                                            </text:list>
                                            <text:p text:style-name="Standard">The color of the label texts.</text:p>,
                                            <text:list xml:id="list_Scale39" text:continue-numbering="true" text:continue-list="list_Scale38" text:style-name="Outline">
                                                <text:list-item>
                                                    <text:list>
                                                        <text:list-item>
                                                            <text:list>
                                                                <text:list-item>
                                                                    <text:h text:style-name="Heading_20_3" text:outline-level="3">
                                                                        Labels text opacity
                                                                        <text:s text:c="4"/>
                                                                        <text:span text:style-name="T2">Number</text:span>
                                                                    </text:h>
                                                                </text:list-item>
                                                            </text:list>
                                                        </text:list-item>
                                                    </text:list>
                                                </text:list-item>
                                            </text:list>
                                            <text:p text:style-name="Standard">The opacity of the label texts (0-255).</text:p>,
                                            <text:list xml:id="list_Scale40" text:continue-numbering="true" text:continue-list="list_Scale39" text:style-name="Outline">
                                                <text:list-item>
                                                    <text:list>
                                                        <text:list-item>
                                                            <text:list>
                                                                <text:list-item>
                                                                    <text:h text:style-name="Heading_20_3" text:outline-level="3">
                                                                        Labels text font
                                                                        <text:s text:c="4"/>
                                                                        <text:span text:style-name="T2">Enum</text:span>
                                                                    </text:h>
                                                                </text:list-item>
                                                            </text:list>
                                                        </text:list-item>
                                                    </text:list>
                                                </text:list-item>
                                            </text:list>
                                            <text:p text:style-name="Standard">The font used for the label texts. Can be a built-in LVGL font or a custom font defined in the project.</text:p>,
                                            <text:list xml:id="list_Scale41" text:continue-numbering="true" text:continue-list="list_Scale40" text:style-name="Outline">
                                                <text:list-item>
                                                    <text:list>
                                                        <text:list-item>
                                                            <text:list>
                                                                <text:list-item>
                                                                    <text:h text:style-name="Heading_20_3" text:outline-level="3">
                                                                        Sections
                                                                        <text:s text:c="4"/>
                                                                        <text:span text:style-name="T2">Array</text:span>
                                                                    </text:h>
                                                                </text:list-item>
                                                            </text:list>
                                                        </text:list-item>
                                                    </text:list>
                                                </text:list-item>
                                            </text:list>
                                            <text:p text:style-name="Standard">A list of scale sections. Each section defines a range of the scale with custom styling. Sections can have their own min/max values, and custom styles for the main line/arc, minor ticks, major ticks, and labels within that range. A style created for the Scale widget can also be assigned to a section via the <text:span text:style-name="backtick">Use style</text:span>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ale42" text:continue-numbering="true" text:continue-list="list_Scale4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cale43" text:continue-numbering="true" text:continue-list="list_Scale42"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cale44" text:continue-numbering="true" text:continue-list="list_Scale43"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cale45"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ale46" text:continue-numbering="true" text:continue-list="list_Scale44"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Scale47" text:continue-numbering="true" text:continue-list="list_Scale4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ale48" text:continue-numbering="true" text:continue-list="list_Scale4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cale4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cale50" text:continue-numbering="true" text:continue-list="list_Scale4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ale51" text:continue-numbering="true" text:continue-list="list_Scale5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cale5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cale53" text:continue-numbering="true" text:continue-list="list_Scale5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ale54" text:continue-numbering="true" text:continue-list="list_Scale5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cale5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cale56" text:continue-numbering="true" text:continue-list="list_Scale5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ale57" text:continue-numbering="true" text:continue-list="list_Scale5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cale5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cale59" text:continue-numbering="true" text:continue-list="list_Scale5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cale60" text:continue-numbering="true" text:continue-list="list_Scale5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cale61" text:continue-numbering="true" text:continue-list="list_Scale6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ale62" text:continue-numbering="true" text:continue-list="list_Scale6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ale63" text:continue-numbering="true" text:continue-list="list_Scale6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cale64" text:continue-numbering="true" text:continue-list="list_Scale6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cale65" text:continue-numbering="true" text:continue-list="list_Scale6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cale66" text:continue-numbering="true" text:continue-list="list_Scale6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cale67" text:continue-numbering="true" text:continue-list="list_Scale6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cale68" text:continue-numbering="true" text:continue-list="list_Scale6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cale69" text:continue-numbering="true" text:continue-list="list_Scale6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cale70" text:continue-numbering="true" text:continue-list="list_Scale6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cale71" text:continue-numbering="true" text:continue-list="list_Scale7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cale72" text:continue-numbering="true" text:continue-list="list_Scale7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cale73" text:continue-numbering="true" text:continue-list="list_Scale7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cale74" text:continue-numbering="true" text:continue-list="list_Scale7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cale75" text:continue-numbering="true" text:continue-list="list_Scale7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cale76" text:continue-numbering="true" text:continue-list="list_Scale7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cale77" text:continue-numbering="true" text:continue-list="list_Scale7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cale78" text:continue-numbering="true" text:continue-list="list_Scale7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cale79" text:continue-numbering="true" text:continue-list="list_Scale7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cale80" text:continue-numbering="true" text:continue-list="list_Scale7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cale81" text:continue-numbering="true" text:continue-list="list_Scale8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cale82" text:continue-numbering="true" text:continue-list="list_Scale8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cale83" text:continue-numbering="true" text:continue-list="list_Scale8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cale84" text:continue-numbering="true" text:continue-list="list_Scale8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cale85" text:continue-numbering="true" text:continue-list="list_Scale8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cale86" text:continue-numbering="true" text:continue-list="list_Scale8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cale8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cale88" text:continue-numbering="true" text:continue-list="list_Scale8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cale8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cale90" text:continue-numbering="true" text:continue-list="list_Scale8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cale9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cale92" text:continue-numbering="true" text:continue-list="list_Scale9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cale9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cale94" text:continue-numbering="true" text:continue-list="list_Scale9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cale95" text:continue-numbering="true" text:continue-list="list_Scale9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cale96" text:continue-numbering="true" text:continue-list="list_Scale9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cale97" text:continue-numbering="true" text:continue-list="list_Scale9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cale98" text:continue-numbering="true" text:continue-list="list_Scale9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cale99" text:continue-numbering="true" text:continue-list="list_Scale9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cale100" text:continue-numbering="true" text:continue-list="list_Scale9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Scale101" text:continue-numbering="true" text:continue-list="list_Scale100"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ale102" text:continue-numbering="true" text:continue-list="list_Scale10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ale10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ale104" text:continue-numbering="true" text:continue-list="list_Scale10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ale105" text:continue-numbering="true" text:continue-list="list_Scale10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ale106" text:continue-numbering="true" text:continue-list="list_Scale10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cale3" text:continue-numbering="true" text:continue-list="list_Scale2" text:style-name="Outline">
                        <text:list-item>
                            <text:list>
                                <text:list-item>
                                    <text:h text:style-name="Heading_20_2" text:outline-level="2">Examples</text:h>
                                </text:list-item>
                            </text:list>
                        </text:list-item>
                    </text:list>
                    <text:p text:style-name="Standard"/>
                    
                    <text:list xml:id="list_Scale107" text:style-name="List_20_1">
                        
                        <text:list-item>
                            <text:p text:style-name="List_20_1_20_Start">
                                <text:span text:style-name="T1">Scal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